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oogle Sans" svg:font-family="'Google Sans', 'Helvetica Neue', sans-serif"/>
    <style:font-face style:name="Google Sans Mono" svg:font-family="'Google Sans Mono', monospac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170db3" officeooo:paragraph-rsid="001ff7ae" style:font-weight-asian="bold" style:font-weight-complex="bold"/>
    </style:style>
    <style:style style:name="P2" style:family="paragraph" style:parent-style-name="Standard">
      <style:text-properties fo:font-weight="bold" officeooo:rsid="001ff7ae" officeooo:paragraph-rsid="001ff7ae" style:font-weight-asian="bold" style:font-weight-complex="bold"/>
    </style:style>
    <style:style style:name="P3" style:family="paragraph" style:parent-style-name="Standard">
      <style:text-properties officeooo:rsid="001c8baa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text-properties officeooo:rsid="0021ecef" officeooo:paragraph-rsid="0021ecef"/>
    </style:style>
    <style:style style:name="T1" style:family="text">
      <style:text-properties fo:font-weight="bold" officeooo:rsid="001ff7ae" style:font-weight-asian="bold" style:font-weight-complex="bold"/>
    </style:style>
    <style:style style:name="T2" style:family="text">
      <style:text-properties officeooo:rsid="001ff7ae"/>
    </style:style>
    <style:style style:name="T3" style:family="text">
      <style:text-properties officeooo:rsid="0021ecef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анаграмма - это слово являющееся перестановками букву <text:span text:style-name="T2">д</text:span>ругого слова.</text:p>
      <text:p text:style-name="P1">Напишите функцию которая группирует анаграммы в массиве слов</text:p>
      <text:p text:style-name="Standard">in = words = [cat, dog, tca, a, go, tac, dgo]</text:p>
      <text:p text:style-name="Standard">out = [[cat, tca, tac], [dog, dgo], [a], [go]]</text:p>
      <text:p text:style-name="P2"/>
      <text:p text:style-name="P4">идея:</text:p>
      <text:p text:style-name="Standard">нужно идти по входному списку</text:p>
      <text:p text:style-name="Standard">1) каждое слово сортируем и используем как ключ в хэшмэпе</text:p>
      <text:p text:style-name="Standard">2) а не сортированное слово как значение списка в значение хешмапы для этого ключа.</text:p>
      <text:p text:style-name="P5">3) разворачиваем мапу и ложим листи в лист листов для результата.</text:p>
      <text:p text:style-name="Standard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oogle Sans" svg:font-family="'Google Sans', 'Helvetica Neue', sans-serif"/>
    <style:font-face style:name="Google Sans Mono" svg:font-family="'Google Sans Mono', monospac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6T13:13:15.022825433</meta:creation-date>
    <dc:date>2023-12-28T10:30:24.284289759</dc:date>
    <meta:editing-duration>PT18H35M25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1" meta:paragraph-count="9" meta:word-count="78" meta:character-count="458" meta:non-whitespace-character-count="389"/>
  </office:meta>
</office:document-meta>
</file>